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5000" number:language="el" number:country="GR">
      <number:number number:min-integer-digits="1"/>
    </number:number-style>
    <style:style style:name="ce1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500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6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989" table:default-cell-style-name="Default"/>
        <table:table-row table:style-name="ro1">
          <table:table-cell table:style-name="ce1" office:value-type="string">
            <text:p>Patient Code</text:p>
          </table:table-cell>
          <table:table-cell table:style-name="ce1" office:value-type="string">
            <text:p>Date of Birth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Examination Dat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adiopharmaceutical</text:p>
          </table:table-cell>
          <table:table-cell table:style-name="ce1" office:value-type="string">
            <text:p>Reason for Examination</text:p>
          </table:table-cell>
          <table:table-cell table:style-name="ce1" office:value-type="string">
            <text:p>Date of Diagnosis</text:p>
          </table:table-cell>
          <table:table-cell table:style-name="ce1" office:value-type="string">
            <text:p>Initial Diagnosis</text:p>
          </table:table-cell>
          <table:table-cell table:style-name="ce1" office:value-type="string">
            <text:p>ΕΝΤΟΠΙΣΜΕΝΑ</text:p>
          </table:table-cell>
          <table:table-cell table:style-name="ce1" office:value-type="string">
            <text:p>ΙΣΤΟΛΟΓΙΚΟΣ ΤΥΠΟΣ</text:p>
          </table:table-cell>
          <table:table-cell table:style-name="ce1" office:value-type="string">
            <text:p>ΣΤΑΔΙΟ</text:p>
          </table:table-cell>
          <table:table-cell table:style-name="ce1" office:value-type="string">
            <text:p>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ΧΜΘ</text:p>
          </table:table-cell>
          <table:table-cell table:style-name="ce1" office:value-type="string">
            <text:p>ΤΕΛΕΥΤΑΙΑ ΧΜΘ</text:p>
          </table:table-cell>
          <table:table-cell table:style-name="ce1" office:value-type="string">
            <text:p>RT</text:p>
          </table:table-cell>
          <table:table-cell table:style-name="ce1" office:value-type="string">
            <text:p>ΤΕΛΕΥΤΑΙΑ RT</text:p>
          </table:table-cell>
          <table:table-cell table:style-name="ce1" office:value-type="string">
            <text:p>ΑΥΞΗΝΤΙΚΟΙ ΠΑΡΑΓΟΝΤΕΣ</text:p>
          </table:table-cell>
          <table:table-cell table:style-name="ce1" office:value-type="string">
            <text:p>ΑΥΞΗΝΤΙΚΟΙ ΠΑΡΑΓΟΝΤΕΣ ΠΟΤΕ</text:p>
          </table:table-cell>
          <table:table-cell table:style-name="ce1" office:value-type="string">
            <text:p>CEA</text:p>
          </table:table-cell>
          <table:table-cell table:style-name="ce1" office:value-type="string">
            <text:p>AFP</text:p>
          </table:table-cell>
          <table:table-cell table:style-name="ce1" office:value-type="string">
            <text:p>PSA</text:p>
          </table:table-cell>
          <table:table-cell table:style-name="ce1" office:value-type="string">
            <text:p>CA199</text:p>
          </table:table-cell>
          <table:table-cell table:style-name="ce1" office:value-type="string">
            <text:p>CA153</text:p>
          </table:table-cell>
          <table:table-cell table:style-name="ce1" office:value-type="string">
            <text:p>CA125</text:p>
          </table:table-cell>
          <table:table-cell table:style-name="ce1" office:value-type="string">
            <text:p>NSE</text:p>
          </table:table-cell>
          <table:table-cell table:style-name="ce1" office:value-type="string">
            <text:p>LDH</text:p>
          </table:table-cell>
          <table:table-cell table:style-name="ce1" office:value-type="string">
            <text:p>TG</text:p>
          </table:table-cell>
          <table:table-cell table:style-name="ce1" office:value-type="string">
            <text:p>CAL</text:p>
          </table:table-cell>
          <table:table-cell table:style-name="ce1" office:value-type="string">
            <text:p>BHG</text:p>
          </table:table-cell>
          <table:table-cell table:style-name="ce1" office:value-type="string">
            <text:p>ΚΑΠΝΙΣΜΑ</text:p>
          </table:table-cell>
          <table:table-cell table:style-name="ce1" office:value-type="string">
            <text:p>PACKS YEAR</text:p>
          </table:table-cell>
          <table:table-cell table:style-name="ce1" office:value-type="string">
            <text:p>ΔΙΑΒΗΤΗΣ</text:p>
          </table:table-cell>
          <table:table-cell table:style-name="ce1" office:value-type="string">
            <text:p>ΑΝΤΙΔΙΑΒΗΤΙΚΑ ΔΙΣΚΙΑ</text:p>
          </table:table-cell>
          <table:table-cell table:style-name="ce1" office:value-type="string">
            <text:p>ΙΝΣΟΥΛΙΝΗ</text:p>
          </table:table-cell>
          <table:table-cell table:style-name="ce1" office:value-type="string">
            <text:p>ΑΠΟΤΕΛΕΣΜΑ</text:p>
          </table:table-cell>
          <table:table-cell table:number-columns-repeated="986"/>
        </table:table-row>
        <table:table-row table:style-name="ro1">
          <table:table-cell office:value-type="string">
            <text:p>CBDB7F99-7375-2A44-A700-376A38A64ACD</text:p>
          </table:table-cell>
          <table:table-cell office:value-type="date" office:date-value="1940-10-12">
            <text:p>12/10/1940</text:p>
          </table:table-cell>
          <table:table-cell office:value-type="string">
            <text:p>Female</text:p>
          </table:table-cell>
          <table:table-cell office:value-type="date" office:date-value="2019-01-29">
            <text:p>29/01/2019</text:p>
          </table:table-cell>
          <table:table-cell office:value-type="float" office:value="78">
            <text:p>78</text:p>
          </table:table-cell>
          <table:table-cell office:value-type="string">
            <text:p>18F-FDG</text:p>
          </table:table-cell>
          <table:table-cell office:value-type="string">
            <text:p>Επανασταδιοποίηση</text:p>
          </table:table-cell>
          <table:table-cell office:value-type="string">
            <text:p>3/2018</text:p>
          </table:table-cell>
          <table:table-cell office:value-type="string">
            <text:p>Ca Uterus</text:p>
          </table:table-cell>
          <table:table-cell table:style-name="Default"/>
          <table:table-cell office:value-type="string">
            <text:p>Βλεννώδες</text:p>
          </table:table-cell>
          <table:table-cell table:style-name="ce2" office:value-type="string">
            <text:p>ΙΙ</text:p>
          </table:table-cell>
          <table:table-cell table:number-columns-repeated="3"/>
          <table:table-cell office:value-type="string">
            <text:p>ΟΧΙ</text:p>
          </table:table-cell>
          <table:table-cell/>
          <table:table-cell office:value-type="string">
            <text:p>ΝΑΙ</text:p>
          </table:table-cell>
          <table:table-cell table:style-name="ce2" office:value-type="string">
            <text:p>16/8/18</text:p>
          </table:table-cell>
          <table:table-cell office:value-type="string">
            <text:p>ΟΧΙ</text:p>
          </table:table-cell>
          <table:table-cell table:number-columns-repeated="12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6A1E8FD7-A938-A743-A1E1-16B93D350C12</text:p>
          </table:table-cell>
          <table:table-cell office:value-type="date" office:date-value="1959-02-19">
            <text:p>19/02/1959</text:p>
          </table:table-cell>
          <table:table-cell office:value-type="string">
            <text:p>Male</text:p>
          </table:table-cell>
          <table:table-cell office:value-type="date" office:date-value="2019-01-29">
            <text:p>29/01/2019</text:p>
          </table:table-cell>
          <table:table-cell office:value-type="float" office:value="59">
            <text:p>59</text:p>
          </table:table-cell>
          <table:table-cell office:value-type="string">
            <text:p>18F-FDG</text:p>
          </table:table-cell>
          <table:table-cell office:value-type="string">
            <text:p>Επανασταδιοποίηση μετά ΧΜΘ</text:p>
          </table:table-cell>
          <table:table-cell office:value-type="string">
            <text:p>06-2018</text:p>
          </table:table-cell>
          <table:table-cell office:value-type="string">
            <text:p>hodgkin's lymphoma</text:p>
          </table:table-cell>
          <table:table-cell office:value-type="string">
            <text:p>Αρ υπερκλ.</text:p>
          </table:table-cell>
          <table:table-cell office:value-type="string">
            <text:p>Οζώδης Σκλήρυνση</text:p>
          </table:table-cell>
          <table:table-cell table:number-columns-repeated="4"/>
          <table:table-cell office:value-type="string">
            <text:p>ΝΑΙ</text:p>
          </table:table-cell>
          <table:table-cell table:style-name="ce2" office:value-type="string">
            <text:p>14/12/2018</text:p>
          </table:table-cell>
          <table:table-cell office:value-type="string">
            <text:p>ΟΧΙ</text:p>
          </table:table-cell>
          <table:table-cell/>
          <table:table-cell office:value-type="string">
            <text:p>ΝΑΙ</text:p>
          </table:table-cell>
          <table:table-cell table:style-name="ce2" office:value-type="string">
            <text:p>19/12/2018</text:p>
          </table:table-cell>
          <table:table-cell table:number-columns-repeated="11"/>
          <table:table-cell office:value-type="string">
            <text:p>ΝΑΙ</text:p>
          </table:table-cell>
          <table:table-cell table:style-name="ce4" office:value-type="float" office:value="45">
            <text:p>45</text:p>
          </table:table-cell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8C5C2612-08D1-5E4E-897B-A403E648114E</text:p>
          </table:table-cell>
          <table:table-cell office:value-type="date" office:date-value="1961-01-25">
            <text:p>25/01/1961</text:p>
          </table:table-cell>
          <table:table-cell office:value-type="string">
            <text:p>Female</text:p>
          </table:table-cell>
          <table:table-cell office:value-type="date" office:date-value="2019-01-29">
            <text:p>29/01/2019</text:p>
          </table:table-cell>
          <table:table-cell office:value-type="float" office:value="58">
            <text:p>58</text:p>
          </table:table-cell>
          <table:table-cell office:value-type="string">
            <text:p>18F-FDG</text:p>
          </table:table-cell>
          <table:table-cell office:value-type="string">
            <text:p>Επανασταδιοποίηση</text:p>
          </table:table-cell>
          <table:table-cell office:value-type="string">
            <text:p>2017</text:p>
          </table:table-cell>
          <table:table-cell office:value-type="string">
            <text:p>Πολλαπλούν Μυέλωμα</text:p>
          </table:table-cell>
          <table:table-cell office:value-type="string">
            <text:p>Υπό παρακολούθηση χωρίς λήψη θεραπείας</text:p>
          </table:table-cell>
          <table:table-cell table:style-name="Default"/>
          <table:table-cell table:number-columns-repeated="4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196E0C81-D38F-4846-82BF-D42BADD9CDC2</text:p>
          </table:table-cell>
          <table:table-cell office:value-type="date" office:date-value="1954-02-28">
            <text:p>28/02/1954</text:p>
          </table:table-cell>
          <table:table-cell office:value-type="string">
            <text:p>Male</text:p>
          </table:table-cell>
          <table:table-cell office:value-type="date" office:date-value="2019-01-29">
            <text:p>29/01/2019</text:p>
          </table:table-cell>
          <table:table-cell office:value-type="float" office:value="64">
            <text:p>64</text:p>
          </table:table-cell>
          <table:table-cell office:value-type="string">
            <text:p>18F-FDG</text:p>
          </table:table-cell>
          <table:table-cell office:value-type="string">
            <text:p>Επανασταδιοποίηση</text:p>
          </table:table-cell>
          <table:table-cell office:value-type="string">
            <text:p>6/2018</text:p>
          </table:table-cell>
          <table:table-cell office:value-type="string">
            <text:p>Ca Lung</text:p>
          </table:table-cell>
          <table:table-cell table:style-name="Default"/>
          <table:table-cell office:value-type="string">
            <text:p>Πλειόμορφο</text:p>
          </table:table-cell>
          <table:table-cell table:number-columns-repeated="4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ΝΑΙ</text:p>
          </table:table-cell>
          <table:table-cell table:style-name="ce4" office:value-type="float" office:value="100">
            <text:p>100</text:p>
          </table:table-cell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487A5EED-C3CF-5A4E-850B-F44EB44977D1</text:p>
          </table:table-cell>
          <table:table-cell office:value-type="date" office:date-value="1961-10-15">
            <text:p>15/10/1961</text:p>
          </table:table-cell>
          <table:table-cell office:value-type="string">
            <text:p>Male</text:p>
          </table:table-cell>
          <table:table-cell office:value-type="date" office:date-value="2019-01-29">
            <text:p>29/01/2019</text:p>
          </table:table-cell>
          <table:table-cell office:value-type="float" office:value="57">
            <text:p>57</text:p>
          </table:table-cell>
          <table:table-cell office:value-type="string">
            <text:p>18F-FDG</text:p>
          </table:table-cell>
          <table:table-cell office:value-type="string">
            <text:p>Διαγνωστικό / Σταδιοποίηση</text:p>
          </table:table-cell>
          <table:table-cell table:style-name="Default"/>
          <table:table-cell office:value-type="string">
            <text:p>CUP</text:p>
          </table:table-cell>
          <table:table-cell office:value-type="string">
            <text:p>Βλάβες Λευκοεγκεφαλοπάθειας ΔΕ Βρεγματικά</text:p>
          </table:table-cell>
          <table:table-cell table:style-name="Default"/>
          <table:table-cell table:number-columns-repeated="4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table:style-name="Default"/>
          <table:table-cell/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E12A0838-448B-704F-95B7-B5E6E300A1DB</text:p>
          </table:table-cell>
          <table:table-cell office:value-type="date" office:date-value="1953-02-21">
            <text:p>21/02/1953</text:p>
          </table:table-cell>
          <table:table-cell office:value-type="string">
            <text:p>Female</text:p>
          </table:table-cell>
          <table:table-cell office:value-type="date" office:date-value="2019-01-29">
            <text:p>29/01/2019</text:p>
          </table:table-cell>
          <table:table-cell office:value-type="float" office:value="65">
            <text:p>65</text:p>
          </table:table-cell>
          <table:table-cell office:value-type="string">
            <text:p>18F-FDG</text:p>
          </table:table-cell>
          <table:table-cell office:value-type="string">
            <text:p>Διαγνωστικό / Σταδιοποίηση</text:p>
          </table:table-cell>
          <table:table-cell office:value-type="string">
            <text:p>13/11/18</text:p>
          </table:table-cell>
          <table:table-cell office:value-type="string">
            <text:p>ΧΚΕ Πνεύμονα</text:p>
          </table:table-cell>
          <table:table-cell office:value-type="string">
            <text:p>ΔΑΛ</text:p>
          </table:table-cell>
          <table:table-cell table:style-name="Default"/>
          <table:table-cell table:number-columns-repeated="4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ΝΑΙ</text:p>
          </table:table-cell>
          <table:table-cell table:style-name="ce4" office:value-type="float" office:value="70">
            <text:p>70</text:p>
          </table:table-cell>
          <table:table-cell office:value-type="string">
            <text:p>ΝΑΙ</text:p>
          </table:table-cell>
          <table:table-cell table:style-name="ce2" office:value-type="string">
            <text:p>ΝΑΙ</text:p>
          </table:table-cell>
          <table:table-cell table:style-name="ce2" office:value-type="string">
            <text:p>ΝΑΙ</text:p>
          </table:table-cell>
          <table:table-cell table:number-columns-repeated="987"/>
        </table:table-row>
        <table:table-row table:style-name="ro1">
          <table:table-cell office:value-type="string">
            <text:p>461585C3-536A-974A-9336-6266F2115FC6</text:p>
          </table:table-cell>
          <table:table-cell office:value-type="date" office:date-value="1938-10-20">
            <text:p>20/10/1938</text:p>
          </table:table-cell>
          <table:table-cell office:value-type="string">
            <text:p>Male</text:p>
          </table:table-cell>
          <table:table-cell office:value-type="date" office:date-value="2019-01-29">
            <text:p>29/01/2019</text:p>
          </table:table-cell>
          <table:table-cell office:value-type="float" office:value="80">
            <text:p>80</text:p>
          </table:table-cell>
          <table:table-cell office:value-type="string">
            <text:p>18F-FDG</text:p>
          </table:table-cell>
          <table:table-cell office:value-type="string">
            <text:p>Επανέλεγχος</text:p>
          </table:table-cell>
          <table:table-cell office:value-type="string">
            <text:p>2007</text:p>
          </table:table-cell>
          <table:table-cell office:value-type="string">
            <text:p>Ca Στομάχου</text:p>
          </table:table-cell>
          <table:table-cell table:style-name="Default"/>
          <table:table-cell office:value-type="string">
            <text:p>GIST</text:p>
          </table:table-cell>
          <table:table-cell table:number-columns-repeated="4"/>
          <table:table-cell office:value-type="string">
            <text:p>ΝΑΙ</text:p>
          </table:table-cell>
          <table:table-cell table:style-name="ce2" office:value-type="string">
            <text:p>2012</text:p>
          </table:table-cell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E90DDE67-C30B-BC43-965A-5ECD29DC2623</text:p>
          </table:table-cell>
          <table:table-cell office:value-type="date" office:date-value="1949-01-01">
            <text:p>01/01/1949</text:p>
          </table:table-cell>
          <table:table-cell office:value-type="string">
            <text:p>Female</text:p>
          </table:table-cell>
          <table:table-cell office:value-type="date" office:date-value="2019-01-29">
            <text:p>29/01/2019</text:p>
          </table:table-cell>
          <table:table-cell office:value-type="float" office:value="70">
            <text:p>70</text:p>
          </table:table-cell>
          <table:table-cell office:value-type="string">
            <text:p>18F-FDG</text:p>
          </table:table-cell>
          <table:table-cell office:value-type="string">
            <text:p>Επανασταδιοποίηση μετά ΧΜΘ</text:p>
          </table:table-cell>
          <table:table-cell office:value-type="string">
            <text:p>7/2018</text:p>
          </table:table-cell>
          <table:table-cell office:value-type="string">
            <text:p>NHL</text:p>
          </table:table-cell>
          <table:table-cell office:value-type="string">
            <text:p>2017 HL (IIIB) άνωθεν διαφράγμ - 7/2018 NHL κάτωθεν διαφραγμ</text:p>
          </table:table-cell>
          <table:table-cell office:value-type="string">
            <text:p>Τ-λέμφωμα</text:p>
          </table:table-cell>
          <table:table-cell table:number-columns-repeated="4"/>
          <table:table-cell office:value-type="string">
            <text:p>ΝΑΙ</text:p>
          </table:table-cell>
          <table:table-cell table:style-name="ce2" office:value-type="string">
            <text:p>11/2018</text:p>
          </table:table-cell>
          <table:table-cell office:value-type="string">
            <text:p>ΟΧΙ</text:p>
          </table:table-cell>
          <table:table-cell/>
          <table:table-cell office:value-type="string">
            <text:p>ΝΑΙ</text:p>
          </table:table-cell>
          <table:table-cell table:style-name="ce2" office:value-type="string">
            <text:p>11/2018</text:p>
          </table:table-cell>
          <table:table-cell table:number-columns-repeated="11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38897EFB-22FE-5647-864F-5A4908E035BE</text:p>
          </table:table-cell>
          <table:table-cell office:value-type="date" office:date-value="1959-12-22">
            <text:p>22/12/1959</text:p>
          </table:table-cell>
          <table:table-cell office:value-type="string">
            <text:p>Male</text:p>
          </table:table-cell>
          <table:table-cell office:value-type="date" office:date-value="2019-01-29">
            <text:p>29/01/2019</text:p>
          </table:table-cell>
          <table:table-cell office:value-type="float" office:value="59">
            <text:p>59</text:p>
          </table:table-cell>
          <table:table-cell office:value-type="string">
            <text:p>18F-FDG</text:p>
          </table:table-cell>
          <table:table-cell office:value-type="string">
            <text:p>Διαγνωστικό / Σταδιοποίηση</text:p>
          </table:table-cell>
          <table:table-cell office:value-type="string">
            <text:p>12/2018</text:p>
          </table:table-cell>
          <table:table-cell office:value-type="string">
            <text:p>FUO</text:p>
          </table:table-cell>
          <table:table-cell office:value-type="string">
            <text:p>Εμπύρετο ως 39 μέχρι προ 10ημέρου</text:p>
          </table:table-cell>
          <table:table-cell table:style-name="Default"/>
          <table:table-cell table:number-columns-repeated="4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5E597890-8403-A74C-91CC-30FA9B197BE3</text:p>
          </table:table-cell>
          <table:table-cell office:value-type="date" office:date-value="1960-12-02">
            <text:p>02/12/1960</text:p>
          </table:table-cell>
          <table:table-cell office:value-type="string">
            <text:p>Female</text:p>
          </table:table-cell>
          <table:table-cell office:value-type="date" office:date-value="2019-01-29">
            <text:p>29/01/2019</text:p>
          </table:table-cell>
          <table:table-cell office:value-type="float" office:value="58">
            <text:p>58</text:p>
          </table:table-cell>
          <table:table-cell office:value-type="string">
            <text:p>18F-FDG</text:p>
          </table:table-cell>
          <table:table-cell office:value-type="string">
            <text:p>Επανασταδιοποίηση μετά ΧΜΘ</text:p>
          </table:table-cell>
          <table:table-cell office:value-type="string">
            <text:p>2/11/18</text:p>
          </table:table-cell>
          <table:table-cell office:value-type="string">
            <text:p>Ca Παγκρέατος</text:p>
          </table:table-cell>
          <table:table-cell table:style-name="Default"/>
          <table:table-cell office:value-type="string">
            <text:p>ΑδενοCa</text:p>
          </table:table-cell>
          <table:table-cell table:number-columns-repeated="4"/>
          <table:table-cell office:value-type="string">
            <text:p>ΝΑΙ</text:p>
          </table:table-cell>
          <table:table-cell table:style-name="ce2" office:value-type="string">
            <text:p>29/12/18</text:p>
          </table:table-cell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ΝΑΙ</text:p>
          </table:table-cell>
          <table:table-cell table:style-name="ce4" office:value-type="float" office:value="40">
            <text:p>40</text:p>
          </table:table-cell>
          <table:table-cell office:value-type="string">
            <text:p>ΝΑΙ</text:p>
          </table:table-cell>
          <table:table-cell table:style-name="ce2" office:value-type="string">
            <text:p>ΝΑΙ</text:p>
          </table:table-cell>
          <table:table-cell table:style-name="ce2" office:value-type="string">
            <text:p>ΟΧΙ</text:p>
          </table:table-cell>
          <table:table-cell table:number-columns-repeated="987"/>
        </table:table-row>
        <table:table-row table:style-name="ro1">
          <table:table-cell office:value-type="string">
            <text:p>412BEBE2-B5E3-E741-A6B6-126864FA7674</text:p>
          </table:table-cell>
          <table:table-cell office:value-type="date" office:date-value="1954-12-08">
            <text:p>08/12/1954</text:p>
          </table:table-cell>
          <table:table-cell office:value-type="string">
            <text:p>Female</text:p>
          </table:table-cell>
          <table:table-cell office:value-type="date" office:date-value="2019-01-29">
            <text:p>29/01/2019</text:p>
          </table:table-cell>
          <table:table-cell office:value-type="float" office:value="64">
            <text:p>64</text:p>
          </table:table-cell>
          <table:table-cell office:value-type="string">
            <text:p>18F-FDG</text:p>
          </table:table-cell>
          <table:table-cell office:value-type="string">
            <text:p>Αρχική Σταδιοποίηση</text:p>
          </table:table-cell>
          <table:table-cell office:value-type="string">
            <text:p>12/2018</text:p>
          </table:table-cell>
          <table:table-cell office:value-type="string">
            <text:p>NHL</text:p>
          </table:table-cell>
          <table:table-cell office:value-type="string">
            <text:p>Κάτωθεν του διαφράγμ</text:p>
          </table:table-cell>
          <table:table-cell office:value-type="string">
            <text:p>Οζώδες</text:p>
          </table:table-cell>
          <table:table-cell table:style-name="ce2" office:value-type="string">
            <text:p>IIA</text:p>
          </table:table-cell>
          <table:table-cell table:number-columns-repeated="3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4A1DBA5F-6B5E-6643-9A27-6DB7A0EC11E1</text:p>
          </table:table-cell>
          <table:table-cell office:value-type="date" office:date-value="1957-05-08">
            <text:p>08/05/1957</text:p>
          </table:table-cell>
          <table:table-cell office:value-type="string">
            <text:p>Male</text:p>
          </table:table-cell>
          <table:table-cell office:value-type="date" office:date-value="2019-01-29">
            <text:p>29/01/2019</text:p>
          </table:table-cell>
          <table:table-cell office:value-type="float" office:value="61">
            <text:p>61</text:p>
          </table:table-cell>
          <table:table-cell office:value-type="string">
            <text:p>18F-FDG</text:p>
          </table:table-cell>
          <table:table-cell office:value-type="string">
            <text:p>Διαγνωστικό / Σταδιοποίηση</text:p>
          </table:table-cell>
          <table:table-cell office:value-type="string">
            <text:p>12/2018</text:p>
          </table:table-cell>
          <table:table-cell office:value-type="string">
            <text:p>ΧΚΕ Πνεύμονα</text:p>
          </table:table-cell>
          <table:table-cell office:value-type="string">
            <text:p>4,1 εκ </text:p>
          </table:table-cell>
          <table:table-cell table:style-name="Default"/>
          <table:table-cell table:number-columns-repeated="4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ΝΑΙ</text:p>
          </table:table-cell>
          <table:table-cell table:style-name="ce4" office:value-type="float" office:value="75">
            <text:p>75</text:p>
          </table:table-cell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256C12FE-50D3-864F-8013-54B34C584C77</text:p>
          </table:table-cell>
          <table:table-cell office:value-type="date" office:date-value="1981-05-17">
            <text:p>17/05/1981</text:p>
          </table:table-cell>
          <table:table-cell office:value-type="string">
            <text:p>Male</text:p>
          </table:table-cell>
          <table:table-cell office:value-type="date" office:date-value="2019-01-29">
            <text:p>29/01/2019</text:p>
          </table:table-cell>
          <table:table-cell office:value-type="float" office:value="37">
            <text:p>37</text:p>
          </table:table-cell>
          <table:table-cell office:value-type="string">
            <text:p>18F-FDG</text:p>
          </table:table-cell>
          <table:table-cell office:value-type="string">
            <text:p>Επανασταδιοποίηση μετά AMMO</text:p>
          </table:table-cell>
          <table:table-cell office:value-type="string">
            <text:p>11/2017</text:p>
          </table:table-cell>
          <table:table-cell office:value-type="string">
            <text:p>HL</text:p>
          </table:table-cell>
          <table:table-cell office:value-type="string">
            <text:p>Άνωθεν του διαγραφμ + όζωδεις αλλοιώσει πνευμόνων</text:p>
          </table:table-cell>
          <table:table-cell office:value-type="string">
            <text:p>Οζώδης Σκλήρυνση</text:p>
          </table:table-cell>
          <table:table-cell table:style-name="ce2" office:value-type="string">
            <text:p>IV</text:p>
          </table:table-cell>
          <table:table-cell table:number-columns-repeated="3"/>
          <table:table-cell office:value-type="string">
            <text:p>ΝΑΙ</text:p>
          </table:table-cell>
          <table:table-cell table:style-name="ce2" office:value-type="string">
            <text:p>12/12/18</text:p>
          </table:table-cell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989"/>
        </table:table-row>
        <table:table-row table:style-name="ro1">
          <table:table-cell office:value-type="string">
            <text:p>EB490968-E6CF-814D-ACB5-53AEE3833B5F</text:p>
          </table:table-cell>
          <table:table-cell office:value-type="date" office:date-value="1963-07-27">
            <text:p>27/07/1963</text:p>
          </table:table-cell>
          <table:table-cell office:value-type="string">
            <text:p>Male</text:p>
          </table:table-cell>
          <table:table-cell office:value-type="date" office:date-value="2019-01-29">
            <text:p>29/01/2019</text:p>
          </table:table-cell>
          <table:table-cell office:value-type="float" office:value="55">
            <text:p>55</text:p>
          </table:table-cell>
          <table:table-cell office:value-type="string">
            <text:p>18F-FDG</text:p>
          </table:table-cell>
          <table:table-cell office:value-type="string">
            <text:p>Interim</text:p>
          </table:table-cell>
          <table:table-cell office:value-type="string">
            <text:p>11/2018</text:p>
          </table:table-cell>
          <table:table-cell office:value-type="string">
            <text:p>HL</text:p>
          </table:table-cell>
          <table:table-cell office:value-type="string">
            <text:p>ΜΣΘΡ</text:p>
          </table:table-cell>
          <table:table-cell table:style-name="Default"/>
          <table:table-cell table:style-name="ce2" office:value-type="string">
            <text:p>IIA</text:p>
          </table:table-cell>
          <table:table-cell table:number-columns-repeated="3"/>
          <table:table-cell office:value-type="string">
            <text:p>ΝΑΙ</text:p>
          </table:table-cell>
          <table:table-cell table:style-name="ce2" office:value-type="string">
            <text:p>17/1/2019</text:p>
          </table:table-cell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12"/>
          <table:table-cell office:value-type="string">
            <text:p>ΟΧΙ</text:p>
          </table:table-cell>
          <table:table-cell/>
          <table:table-cell office:value-type="string">
            <text:p>ΟΧΙ</text:p>
          </table:table-cell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l" fo:country="G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date-style style:name="N106">
      <number:month number:style="long"/>
      <number:text>/</number:text>
      <number:day number:style="long"/>
      <number:text>/</number:text>
      <number:year number:style="long"/>
    </number:date-style>
    <number:number-style style:name="N5106P0" style:volatile="true" number:language="el" number:country="GR">
      <number:number number:decimal-places="0" number:min-integer-digits="1" number:grouping="true"/>
      <number:text> €</number:text>
    </number:number-style>
    <number:number-style style:name="N5106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l" number:country="GR">
      <number:number number:decimal-places="0" number:min-integer-digits="1" number:grouping="true"/>
      <number:text> €</number:text>
    </number:number-style>
    <number:number-style style:name="N5107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l" number:country="GR">
      <number:number number:decimal-places="2" number:min-integer-digits="1" number:grouping="true"/>
      <number:text> €</number:text>
    </number:number-style>
    <number:number-style style:name="N5108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el" number:country="GR">
      <number:number number:decimal-places="2" number:min-integer-digits="1" number:grouping="true"/>
      <number:text> €</number:text>
    </number:number-style>
    <number:number-style style:name="N5109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el" number:country="GR">
      <number:day/>
      <number:text>-</number:text>
      <number:month number:textual="true"/>
      <number:text>-</number:text>
      <number:year/>
    </number:date-style>
    <number:date-style style:name="N5111" number:language="el" number:country="GR">
      <number:day/>
      <number:text>-</number:text>
      <number:month number:textual="true"/>
    </number:date-style>
    <number:date-style style:name="N5112" number:language="el" number:country="GR">
      <number:month number:textual="true"/>
      <number:text>-</number:text>
      <number:year/>
    </number:date-style>
    <number:time-style style:name="N5113" number:language="el" number:country="GR">
      <number:hours/>
      <number:text>:</number:text>
      <number:minutes number:style="long"/>
      <number:text> </number:text>
      <number:am-pm/>
    </number:time-style>
    <number:time-style style:name="N5114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el" number:country="GR">
      <number:hours/>
      <number:text>:</number:text>
      <number:minutes number:style="long"/>
    </number:time-style>
    <number:time-style style:name="N5116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5117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l" number:country="GR">
      <number:number number:decimal-places="0" number:min-integer-digits="1" number:grouping="true"/>
      <number:text>   </number:text>
    </number:number-style>
    <number:number-style style:name="N5118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l" number:country="GR">
      <number:number number:decimal-places="0" number:min-integer-digits="1" number:grouping="true"/>
      <number:text>   </number:text>
    </number:number-style>
    <number:number-style style:name="N5119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l" number:country="GR">
      <number:number number:decimal-places="2" number:min-integer-digits="1" number:grouping="true"/>
      <number:text>   </number:text>
    </number:number-style>
    <number:number-style style:name="N5120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l" number:country="GR">
      <number:number number:decimal-places="2" number:min-integer-digits="1" number:grouping="true"/>
      <number:text>   </number:text>
    </number:number-style>
    <number:number-style style:name="N5121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l" number:country="GR">
      <number:text> </number:text>
      <number:number number:decimal-places="0" number:min-integer-digits="1" number:grouping="true"/>
      <number:text>    </number:text>
    </number:number-style>
    <number:number-style style:name="N5122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5122P2" style:volatile="true" number:language="el" number:country="GR">
      <number:text> -    </number:text>
    </number:number-style>
    <number:text-style style:name="N5122" number:language="el" number:country="G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l" number:country="GR">
      <number:text> </number:text>
      <number:number number:decimal-places="0" number:min-integer-digits="1" number:grouping="true"/>
      <number:text> € </number:text>
    </number:number-style>
    <number:number-style style:name="N512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5123P2" style:volatile="true" number:language="el" number:country="GR">
      <number:text> - € </number:text>
    </number:number-style>
    <number:text-style style:name="N5123" number:language="el" number:country="G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l" number:country="GR">
      <number:text> </number:text>
      <number:number number:decimal-places="2" number:min-integer-digits="1" number:grouping="true"/>
      <number:text>    </number:text>
    </number:number-style>
    <number:number-style style:name="N5124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5124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5124" number:language="el" number:country="G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el" number:country="GR">
      <number:text> </number:text>
      <number:number number:decimal-places="2" number:min-integer-digits="1" number:grouping="true"/>
      <number:text> € </number:text>
    </number:number-style>
    <number:number-style style:name="N5125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5125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5125" number:language="el" number:country="G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el" number:country="GR">
      <number:minutes number:style="long"/>
      <number:text>:</number:text>
      <number:seconds number:style="long"/>
    </number:time-style>
    <number:time-style style:name="N5127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el" number:country="GR">
      <number:minutes number:style="long"/>
      <number:text>:</number:text>
      <number:seconds number:style="long" number:decimal-places="1"/>
    </number:time-style>
    <number:number-style style:name="N5129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30/01/2019</text:date>, <text:time>15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9-01-30T15:15:35.32</dc:date>
    <meta:document-statistic meta:table-count="1" meta:cell-count="272" meta:object-count="0"/>
    <meta:generator>OpenOffice.org/3.2$Win32 OpenOffice.org_project/320m18$Build-9502</meta:generator>
  </office:meta>
</office:document-meta>
</file>